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08c70aa"/>
    </style:style>
    <style:style style:name="P3" style:family="paragraph" style:parent-style-name="Standard">
      <style:text-properties fo:language="en" fo:country="US" officeooo:rsid="001471a0" officeooo:paragraph-rsid="009831f4"/>
    </style:style>
    <style:style style:name="P4" style:family="paragraph" style:parent-style-name="Standard">
      <style:text-properties fo:language="en" fo:country="US" officeooo:rsid="001471a0" officeooo:paragraph-rsid="014254bc"/>
    </style:style>
    <style:style style:name="P5" style:family="paragraph" style:parent-style-name="Standard">
      <style:text-properties fo:language="en" fo:country="US" officeooo:rsid="001471a0" officeooo:paragraph-rsid="0145ccad"/>
    </style:style>
    <style:style style:name="P6" style:family="paragraph" style:parent-style-name="Standard">
      <style:text-properties fo:language="en" fo:country="US" officeooo:rsid="0019dc34" officeooo:paragraph-rsid="0019dc34"/>
    </style:style>
    <style:style style:name="P7" style:family="paragraph" style:parent-style-name="Standard">
      <style:text-properties fo:language="en" fo:country="US" officeooo:rsid="001aa9bd" officeooo:paragraph-rsid="0019dc34"/>
    </style:style>
    <style:style style:name="P8" style:family="paragraph" style:parent-style-name="Standard">
      <style:text-properties fo:language="en" fo:country="US" officeooo:rsid="001aa9bd" officeooo:paragraph-rsid="001aa9bd"/>
    </style:style>
    <style:style style:name="P9" style:family="paragraph" style:parent-style-name="Standard">
      <style:text-properties fo:language="en" fo:country="US" officeooo:rsid="001aa9bd" officeooo:paragraph-rsid="00cb5323"/>
    </style:style>
    <style:style style:name="P10" style:family="paragraph" style:parent-style-name="Standard">
      <style:text-properties fo:language="en" fo:country="US" officeooo:rsid="001c5318" officeooo:paragraph-rsid="001aa9bd"/>
    </style:style>
    <style:style style:name="P11" style:family="paragraph" style:parent-style-name="Standard">
      <style:text-properties fo:language="en" fo:country="US" officeooo:rsid="0053e507" officeooo:paragraph-rsid="001c5318"/>
    </style:style>
    <style:style style:name="P12" style:family="paragraph" style:parent-style-name="Standard">
      <style:text-properties fo:language="en" fo:country="US" officeooo:rsid="001be059" officeooo:paragraph-rsid="00cb5323"/>
    </style:style>
    <style:style style:name="P13" style:family="paragraph" style:parent-style-name="Standard">
      <style:text-properties fo:language="en" fo:country="US" officeooo:rsid="001be059" officeooo:paragraph-rsid="00cbc183"/>
    </style:style>
    <style:style style:name="P14" style:family="paragraph" style:parent-style-name="Standard">
      <style:text-properties fo:language="en" fo:country="US" officeooo:rsid="001be059" officeooo:paragraph-rsid="001be059"/>
    </style:style>
    <style:style style:name="P15" style:family="paragraph" style:parent-style-name="Standard">
      <style:text-properties fo:language="en" fo:country="US" officeooo:rsid="001be059" officeooo:paragraph-rsid="014f5a7e"/>
    </style:style>
    <style:style style:name="P16" style:family="paragraph" style:parent-style-name="Standard">
      <style:text-properties fo:language="en" fo:country="US" officeooo:rsid="001be059" officeooo:paragraph-rsid="016b2c6b"/>
    </style:style>
    <style:style style:name="P17" style:family="paragraph" style:parent-style-name="Standard">
      <style:text-properties fo:language="en" fo:country="US" officeooo:rsid="00449613" officeooo:paragraph-rsid="005c108a"/>
    </style:style>
    <style:style style:name="P18" style:family="paragraph" style:parent-style-name="Standard">
      <style:text-properties fo:language="en" fo:country="US" officeooo:rsid="00449613" officeooo:paragraph-rsid="0086dfb5"/>
    </style:style>
    <style:style style:name="P19" style:family="paragraph" style:parent-style-name="Standard">
      <style:text-properties fo:language="en" fo:country="US" officeooo:rsid="00449613" officeooo:paragraph-rsid="0088f5fa"/>
    </style:style>
    <style:style style:name="P20" style:family="paragraph" style:parent-style-name="Standard">
      <style:text-properties fo:language="en" fo:country="US" officeooo:rsid="00479458" officeooo:paragraph-rsid="00479458"/>
    </style:style>
    <style:style style:name="P21" style:family="paragraph" style:parent-style-name="Standard">
      <style:text-properties fo:language="en" fo:country="US" officeooo:rsid="002b8e36" officeooo:paragraph-rsid="002b8e36"/>
    </style:style>
    <style:style style:name="P22" style:family="paragraph" style:parent-style-name="Standard">
      <style:text-properties fo:language="en" fo:country="US" officeooo:rsid="002d1850" officeooo:paragraph-rsid="002d1850"/>
    </style:style>
    <style:style style:name="P23" style:family="paragraph" style:parent-style-name="Standard">
      <style:text-properties fo:language="en" fo:country="US" officeooo:rsid="002f012c" officeooo:paragraph-rsid="002f012c"/>
    </style:style>
    <style:style style:name="P24" style:family="paragraph" style:parent-style-name="Standard">
      <style:text-properties fo:language="en" fo:country="US" officeooo:rsid="003ad10c" officeooo:paragraph-rsid="003ad10c"/>
    </style:style>
    <style:style style:name="P25" style:family="paragraph" style:parent-style-name="Standard">
      <style:text-properties fo:language="en" fo:country="US" officeooo:rsid="003ee36f" officeooo:paragraph-rsid="003ad10c"/>
    </style:style>
    <style:style style:name="P26" style:family="paragraph" style:parent-style-name="Standard">
      <style:text-properties fo:language="en" fo:country="US" officeooo:rsid="003ee36f" officeooo:paragraph-rsid="012e9b76"/>
    </style:style>
    <style:style style:name="P27" style:family="paragraph" style:parent-style-name="Standard">
      <style:text-properties fo:language="en" fo:country="US" officeooo:rsid="003ee36f" officeooo:paragraph-rsid="0174db5a"/>
    </style:style>
    <style:style style:name="P28" style:family="paragraph" style:parent-style-name="Standard">
      <style:text-properties fo:language="en" fo:country="US" officeooo:rsid="0066501f" officeooo:paragraph-rsid="0066501f"/>
    </style:style>
    <style:style style:name="P29" style:family="paragraph" style:parent-style-name="Standard">
      <style:text-properties fo:language="en" fo:country="US" officeooo:rsid="006798a0" officeooo:paragraph-rsid="006798a0"/>
    </style:style>
    <style:style style:name="P30" style:family="paragraph" style:parent-style-name="Standard">
      <style:text-properties fo:language="en" fo:country="US" officeooo:rsid="006798a0" officeooo:paragraph-rsid="00d1af34"/>
    </style:style>
    <style:style style:name="P31" style:family="paragraph" style:parent-style-name="Standard">
      <style:text-properties fo:language="en" fo:country="US" officeooo:rsid="006cc8c0" officeooo:paragraph-rsid="006cc8c0"/>
    </style:style>
    <style:style style:name="P32" style:family="paragraph" style:parent-style-name="Standard">
      <style:text-properties fo:language="en" fo:country="US" officeooo:rsid="0089898d" officeooo:paragraph-rsid="0089898d"/>
    </style:style>
    <style:style style:name="P33" style:family="paragraph" style:parent-style-name="Standard">
      <style:text-properties fo:language="en" fo:country="US" officeooo:rsid="008c70aa" officeooo:paragraph-rsid="008c70aa"/>
    </style:style>
    <style:style style:name="P34" style:family="paragraph" style:parent-style-name="Standard">
      <style:text-properties fo:language="en" fo:country="US" officeooo:rsid="009831f4" officeooo:paragraph-rsid="009831f4"/>
    </style:style>
    <style:style style:name="P35" style:family="paragraph" style:parent-style-name="Standard">
      <style:text-properties fo:language="en" fo:country="US" officeooo:rsid="00a029fd" officeooo:paragraph-rsid="005c108a"/>
    </style:style>
    <style:style style:name="P36" style:family="paragraph" style:parent-style-name="Standard">
      <style:text-properties fo:language="en" fo:country="US" officeooo:rsid="00a029fd" officeooo:paragraph-rsid="014702b5"/>
    </style:style>
    <style:style style:name="P37" style:family="paragraph" style:parent-style-name="Standard">
      <style:text-properties fo:language="en" fo:country="US" officeooo:rsid="0069633c" officeooo:paragraph-rsid="006b7c77"/>
    </style:style>
    <style:style style:name="P38" style:family="paragraph" style:parent-style-name="Standard">
      <style:text-properties fo:language="en" fo:country="US" officeooo:rsid="0069633c" officeooo:paragraph-rsid="00f2033e"/>
    </style:style>
    <style:style style:name="P39" style:family="paragraph" style:parent-style-name="Standard">
      <style:text-properties fo:language="en" fo:country="US" officeooo:rsid="0062b732" officeooo:paragraph-rsid="00cb5323"/>
    </style:style>
    <style:style style:name="P40" style:family="paragraph" style:parent-style-name="Standard">
      <style:text-properties fo:language="en" fo:country="US" officeooo:rsid="00de5ad5" officeooo:paragraph-rsid="0129554a"/>
    </style:style>
    <style:style style:name="P41" style:family="paragraph" style:parent-style-name="Standard">
      <style:text-properties fo:language="en" fo:country="US" officeooo:rsid="00de5ad5" officeooo:paragraph-rsid="012e9b76"/>
    </style:style>
    <style:style style:name="P42" style:family="paragraph" style:parent-style-name="Standard">
      <style:text-properties fo:language="en" fo:country="US" officeooo:rsid="00cbc183" officeooo:paragraph-rsid="00cbc183"/>
    </style:style>
    <style:style style:name="P43" style:family="paragraph" style:parent-style-name="Standard">
      <style:text-properties fo:language="en" fo:country="US" officeooo:rsid="00b0d249" officeooo:paragraph-rsid="00b0d249"/>
    </style:style>
    <style:style style:name="P44" style:family="paragraph" style:parent-style-name="Standard">
      <style:text-properties fo:language="en" fo:country="US" officeooo:rsid="00b0d249" officeooo:paragraph-rsid="010ec83c"/>
    </style:style>
    <style:style style:name="P45" style:family="paragraph" style:parent-style-name="Standard">
      <style:text-properties fo:language="en" fo:country="US" officeooo:rsid="00b0d249" officeooo:paragraph-rsid="011136df"/>
    </style:style>
    <style:style style:name="P46" style:family="paragraph" style:parent-style-name="Standard">
      <style:text-properties fo:language="en" fo:country="US" officeooo:rsid="00ecb9c8" officeooo:paragraph-rsid="0104cb47"/>
    </style:style>
    <style:style style:name="P47" style:family="paragraph" style:parent-style-name="Standard">
      <style:text-properties fo:language="en" fo:country="US" officeooo:rsid="00ecb9c8" officeooo:paragraph-rsid="010c0bcc"/>
    </style:style>
    <style:style style:name="P48" style:family="paragraph" style:parent-style-name="Standard">
      <style:text-properties fo:language="en" fo:country="US" officeooo:rsid="00ecb9c8" officeooo:paragraph-rsid="0112d50c"/>
    </style:style>
    <style:style style:name="P49" style:family="paragraph" style:parent-style-name="Standard">
      <style:text-properties fo:language="en" fo:country="US" officeooo:rsid="00ecb9c8" officeooo:paragraph-rsid="01170a47"/>
    </style:style>
    <style:style style:name="P50" style:family="paragraph" style:parent-style-name="Standard">
      <style:text-properties fo:language="en" fo:country="US" officeooo:rsid="00b0e47b" officeooo:paragraph-rsid="00b0e47b"/>
    </style:style>
    <style:style style:name="P51" style:family="paragraph" style:parent-style-name="Standard">
      <style:text-properties fo:language="en" fo:country="US" officeooo:rsid="00b0e47b" officeooo:paragraph-rsid="011f05d7"/>
    </style:style>
    <style:style style:name="P52" style:family="paragraph" style:parent-style-name="Standard">
      <style:text-properties fo:language="en" fo:country="US" officeooo:rsid="00b0e47b" officeooo:paragraph-rsid="01243094"/>
    </style:style>
    <style:style style:name="P53" style:family="paragraph" style:parent-style-name="Standard">
      <style:text-properties fo:language="en" fo:country="US" officeooo:paragraph-rsid="014f5a7e"/>
    </style:style>
    <style:style style:name="P54" style:family="paragraph" style:parent-style-name="Text_20_body">
      <style:text-properties fo:language="en" fo:country="US"/>
    </style:style>
    <style:style style:name="P55" style:family="paragraph" style:parent-style-name="Text_20_body">
      <style:text-properties fo:language="en" fo:country="US" officeooo:rsid="00209bba" officeooo:paragraph-rsid="00209bba"/>
    </style:style>
    <style:style style:name="P56" style:family="paragraph" style:parent-style-name="Table_20_Contents">
      <style:text-properties fo:language="en" fo:country="US"/>
    </style:style>
    <style:style style:name="P57" style:family="paragraph" style:parent-style-name="Table_20_Contents">
      <style:text-properties fo:language="en" fo:country="US" fo:font-weight="bold" officeooo:rsid="001be059" officeooo:paragraph-rsid="001be059" style:font-weight-asian="bold" style:font-weight-complex="bold"/>
    </style:style>
    <style:style style:name="P58" style:family="paragraph" style:parent-style-name="Table_20_Contents">
      <style:text-properties fo:language="en" fo:country="US" fo:font-weight="bold" officeooo:rsid="0020cd99" officeooo:paragraph-rsid="0020cd99" style:font-weight-asian="bold" style:font-weight-complex="bold"/>
    </style:style>
    <style:style style:name="P59" style:family="paragraph" style:parent-style-name="Table_20_Contents">
      <style:text-properties fo:language="en" fo:country="US" fo:font-weight="bold" officeooo:rsid="006d1878" officeooo:paragraph-rsid="006d1878" style:font-weight-asian="bold" style:font-weight-complex="bold"/>
    </style:style>
    <style:style style:name="P60" style:family="paragraph" style:parent-style-name="Table_20_Contents">
      <style:text-properties fo:language="en" fo:country="US" officeooo:rsid="001be059" officeooo:paragraph-rsid="001be059"/>
    </style:style>
    <style:style style:name="P61" style:family="paragraph" style:parent-style-name="Table_20_Contents">
      <style:text-properties fo:language="en" fo:country="US" officeooo:rsid="00251325" officeooo:paragraph-rsid="00251325"/>
    </style:style>
    <style:style style:name="P62" style:family="paragraph" style:parent-style-name="Table_20_Contents">
      <style:text-properties fo:language="en" fo:country="US" officeooo:rsid="0053e507" officeooo:paragraph-rsid="0053e507"/>
    </style:style>
    <style:style style:name="P63" style:family="paragraph" style:parent-style-name="Table_20_Contents">
      <style:text-properties fo:language="en" fo:country="US" officeooo:rsid="00555073" officeooo:paragraph-rsid="00555073"/>
    </style:style>
    <style:style style:name="P64" style:family="paragraph" style:parent-style-name="Table_20_Contents">
      <style:text-properties fo:language="en" fo:country="US" officeooo:rsid="0020cd99" officeooo:paragraph-rsid="0020cd99"/>
    </style:style>
    <style:style style:name="P65" style:family="paragraph" style:parent-style-name="Table_20_Contents">
      <style:text-properties fo:language="en" fo:country="US" officeooo:rsid="002fac4f" officeooo:paragraph-rsid="002fac4f"/>
    </style:style>
    <style:style style:name="P66" style:family="paragraph" style:parent-style-name="Table_20_Contents">
      <style:text-properties fo:language="en" fo:country="US" officeooo:rsid="0030a503" officeooo:paragraph-rsid="0030a503"/>
    </style:style>
    <style:style style:name="P67" style:family="paragraph" style:parent-style-name="Table_20_Contents">
      <style:text-properties fo:language="en" fo:country="US" officeooo:paragraph-rsid="0089cce1"/>
    </style:style>
    <style:style style:name="P68" style:family="paragraph" style:parent-style-name="Table_20_Contents">
      <style:text-properties fo:language="en" fo:country="US" officeooo:rsid="00a901b0" officeooo:paragraph-rsid="00a901b0"/>
    </style:style>
    <style:style style:name="P69" style:family="paragraph" style:parent-style-name="Table_20_Contents">
      <style:text-properties fo:language="en" fo:country="US" officeooo:rsid="00aa6d96" officeooo:paragraph-rsid="00aa6d96"/>
    </style:style>
    <style:style style:name="P70" style:family="paragraph" style:parent-style-name="Table_20_Contents">
      <style:text-properties fo:language="en" fo:country="US" officeooo:paragraph-rsid="00f48466"/>
    </style:style>
    <style:style style:name="P71" style:family="paragraph" style:parent-style-name="Table_20_Contents">
      <style:text-properties fo:language="en" fo:country="US" officeooo:rsid="001c5318" officeooo:paragraph-rsid="013c5a39"/>
    </style:style>
    <style:style style:name="P72" style:family="paragraph" style:parent-style-name="Table_20_Contents">
      <style:text-properties fo:language="en" fo:country="US" officeooo:rsid="006871b4" officeooo:paragraph-rsid="013c5a39"/>
    </style:style>
    <style:style style:name="P73" style:family="paragraph" style:parent-style-name="Standard" style:list-style-name="L1">
      <style:text-properties fo:language="en" fo:country="US" officeooo:rsid="009831f4" officeooo:paragraph-rsid="009831f4"/>
    </style:style>
    <style:style style:name="P74" style:family="paragraph" style:parent-style-name="Standard" style:list-style-name="L1">
      <style:text-properties fo:language="en" fo:country="US" officeooo:rsid="001471a0" officeooo:paragraph-rsid="009831f4"/>
    </style:style>
    <style:style style:name="P75" style:family="paragraph" style:parent-style-name="Standard">
      <style:text-properties fo:language="en" fo:country="US" officeooo:rsid="009d3f0c" officeooo:paragraph-rsid="009831f4"/>
    </style:style>
    <style:style style:name="P76" style:family="paragraph" style:parent-style-name="Standard">
      <style:text-properties fo:language="en" fo:country="US" officeooo:rsid="0144b571" officeooo:paragraph-rsid="014254bc"/>
    </style:style>
    <style:style style:name="P77" style:family="paragraph" style:parent-style-name="Standard">
      <style:text-properties fo:language="en" fo:country="US" officeooo:rsid="01438d66" officeooo:paragraph-rsid="014254bc"/>
    </style:style>
    <style:style style:name="P78" style:family="paragraph" style:parent-style-name="Standard">
      <style:text-properties fo:language="en" fo:country="US" officeooo:rsid="016476f9" officeooo:paragraph-rsid="016476f9"/>
    </style:style>
    <style:style style:name="P79" style:family="paragraph" style:parent-style-name="Standard">
      <style:text-properties fo:language="en" fo:country="US" officeooo:rsid="013520bc" officeooo:paragraph-rsid="005c108a"/>
    </style:style>
    <style:style style:name="P80" style:family="paragraph" style:parent-style-name="Standard">
      <style:text-properties fo:language="en" fo:country="US" officeooo:rsid="0137a24f" officeooo:paragraph-rsid="005c108a"/>
    </style:style>
    <style:style style:name="P81" style:family="paragraph" style:parent-style-name="Standard">
      <style:text-properties fo:language="en" fo:country="US" officeooo:rsid="016b2c6b" officeooo:paragraph-rsid="016b2c6b"/>
    </style:style>
    <style:style style:name="P82" style:family="paragraph" style:parent-style-name="Standard">
      <style:text-properties fo:language="en" fo:country="US" officeooo:rsid="014f5a7e" officeooo:paragraph-rsid="014f5a7e"/>
    </style:style>
    <style:style style:name="P83" style:family="paragraph" style:parent-style-name="Standard">
      <style:text-properties fo:language="en" fo:country="US" officeooo:rsid="0150c9aa" officeooo:paragraph-rsid="014f5a7e"/>
    </style:style>
    <style:style style:name="P84" style:family="paragraph" style:parent-style-name="Standard">
      <style:text-properties fo:language="en" fo:country="US" officeooo:rsid="0150f407" officeooo:paragraph-rsid="0150f407"/>
    </style:style>
    <style:style style:name="P85" style:family="paragraph" style:parent-style-name="Standard">
      <style:text-properties fo:language="en" fo:country="US" officeooo:rsid="012e9b76" officeooo:paragraph-rsid="012e9b76"/>
    </style:style>
    <style:style style:name="P86" style:family="paragraph" style:parent-style-name="Standard">
      <style:text-properties fo:language="en" fo:country="US" officeooo:rsid="010ec83c" officeooo:paragraph-rsid="010ec83c"/>
    </style:style>
    <style:style style:name="P87" style:family="paragraph" style:parent-style-name="Standard">
      <style:text-properties fo:language="en" fo:country="US" officeooo:rsid="010a4678" officeooo:paragraph-rsid="0104cb47"/>
    </style:style>
    <style:style style:name="P88" style:family="paragraph" style:parent-style-name="Standard">
      <style:text-properties fo:language="en" fo:country="US" officeooo:rsid="010c0bcc" officeooo:paragraph-rsid="010c0bcc"/>
    </style:style>
    <style:style style:name="P89" style:family="paragraph" style:parent-style-name="Standard">
      <style:text-properties fo:language="en" fo:country="US" officeooo:rsid="011b0be5" officeooo:paragraph-rsid="01170a47"/>
    </style:style>
    <style:style style:name="P90" style:family="paragraph" style:parent-style-name="Standard">
      <style:text-properties fo:language="en" fo:country="US" officeooo:rsid="0158dcd1" officeooo:paragraph-rsid="01170a47"/>
    </style:style>
    <style:style style:name="P91" style:family="paragraph" style:parent-style-name="Standard">
      <style:text-properties fo:language="en" fo:country="US" officeooo:rsid="00fb5e11" officeooo:paragraph-rsid="00fb5e11"/>
    </style:style>
    <style:style style:name="P92" style:family="paragraph" style:parent-style-name="Standard">
      <style:text-properties fo:language="en" fo:country="US" officeooo:rsid="0120eea9" officeooo:paragraph-rsid="011f05d7"/>
    </style:style>
    <style:style style:name="P93" style:family="paragraph" style:parent-style-name="Standard">
      <style:text-properties fo:language="en" fo:country="US" officeooo:rsid="01214667" officeooo:paragraph-rsid="011f05d7"/>
    </style:style>
    <style:style style:name="P94" style:family="paragraph" style:parent-style-name="Standard">
      <style:text-properties fo:language="en" fo:country="US" officeooo:rsid="0126891f" officeooo:paragraph-rsid="01243094"/>
    </style:style>
    <style:style style:name="P95" style:family="paragraph" style:parent-style-name="Standard">
      <style:text-properties fo:language="en" fo:country="US" officeooo:rsid="00b0e47b" officeooo:paragraph-rsid="01243094"/>
    </style:style>
    <style:style style:name="P96" style:family="paragraph" style:parent-style-name="Standard">
      <style:text-properties fo:language="en" fo:country="US" officeooo:rsid="00b0e47b" officeooo:paragraph-rsid="017ae4b1"/>
    </style:style>
    <style:style style:name="P97" style:family="paragraph" style:parent-style-name="Standard">
      <style:text-properties fo:language="en" fo:country="US" officeooo:rsid="00b0e47b" officeooo:paragraph-rsid="01825c06"/>
    </style:style>
    <style:style style:name="P98" style:family="paragraph" style:parent-style-name="Standard">
      <style:text-properties fo:language="en" fo:country="US" officeooo:rsid="002f012c" officeooo:paragraph-rsid="01788c6e"/>
    </style:style>
    <style:style style:name="P99" style:family="paragraph" style:parent-style-name="Standard">
      <style:text-properties fo:language="en" fo:country="US" officeooo:rsid="00de5ad5" officeooo:paragraph-rsid="012e9b76"/>
    </style:style>
    <style:style style:name="P100" style:family="paragraph" style:parent-style-name="Table_20_Contents">
      <style:text-properties fo:language="en" fo:country="US" officeooo:rsid="00f48466" officeooo:paragraph-rsid="00f48466"/>
    </style:style>
    <style:style style:name="P101" style:family="paragraph" style:parent-style-name="Table_20_Contents">
      <style:text-properties fo:language="en" fo:country="US" officeooo:rsid="001be059" officeooo:paragraph-rsid="001be059"/>
    </style:style>
    <style:style style:name="P102" style:family="paragraph" style:parent-style-name="Table_20_Contents">
      <style:text-properties fo:language="en" fo:country="US" officeooo:rsid="001be059" officeooo:paragraph-rsid="01836177"/>
    </style:style>
    <style:style style:name="P103" style:family="paragraph" style:parent-style-name="Table_20_Contents">
      <style:text-properties fo:language="en" fo:country="US" officeooo:rsid="00251325" officeooo:paragraph-rsid="01836177"/>
    </style:style>
    <style:style style:name="P104" style:family="paragraph" style:parent-style-name="Table_20_Contents">
      <style:text-properties fo:font-weight="bold" officeooo:paragraph-rsid="017836bb" style:font-weight-asian="bold" style:font-weight-complex="bold"/>
    </style:style>
    <style:style style:name="P105" style:family="paragraph" style:parent-style-name="Table_20_Contents">
      <style:text-properties fo:font-weight="bold" officeooo:paragraph-rsid="01788c6e" style:font-weight-asian="bold" style:font-weight-complex="bold"/>
    </style:style>
    <style:style style:name="P106" style:family="paragraph" style:parent-style-name="Table_20_Contents">
      <style:text-properties fo:font-weight="bold" officeooo:paragraph-rsid="0179fb62" style:font-weight-asian="bold" style:font-weight-complex="bold"/>
    </style:style>
    <style:style style:name="P107" style:family="paragraph" style:parent-style-name="Heading_20_1">
      <style:text-properties fo:language="en" fo:country="US" officeooo:rsid="001471a0"/>
    </style:style>
    <style:style style:name="P108" style:family="paragraph" style:parent-style-name="Heading_20_2">
      <style:text-properties officeooo:rsid="0089898d"/>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fo:language="en" fo:country="US"/>
    </style:style>
    <style:style style:name="P111" style:family="paragraph" style:parent-style-name="Heading_20_2">
      <style:paragraph-properties fo:break-before="page"/>
      <style:text-properties fo:language="en" fo:country="US" officeooo:paragraph-rsid="0025b438"/>
    </style:style>
    <style:style style:name="P112" style:family="paragraph" style:parent-style-name="Heading_20_2">
      <style:paragraph-properties fo:break-before="page"/>
      <style:text-properties officeooo:rsid="00cb5323"/>
    </style:style>
    <style:style style:name="P11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2b732"/>
    </style:style>
    <style:style style:name="T11" style:family="text">
      <style:text-properties officeooo:rsid="006871b4"/>
    </style:style>
    <style:style style:name="T12" style:family="text">
      <style:text-properties officeooo:rsid="006aa7b1"/>
    </style:style>
    <style:style style:name="T13" style:family="text">
      <style:text-properties officeooo:rsid="006d1878"/>
    </style:style>
    <style:style style:name="T14" style:family="text">
      <style:text-properties officeooo:rsid="0071fdc2"/>
    </style:style>
    <style:style style:name="T15" style:family="text">
      <style:text-properties officeooo:rsid="007a3495"/>
    </style:style>
    <style:style style:name="T16" style:family="text">
      <style:text-properties officeooo:rsid="007bc3ae"/>
    </style:style>
    <style:style style:name="T17" style:family="text">
      <style:text-properties officeooo:rsid="0089898d"/>
    </style:style>
    <style:style style:name="T18" style:family="text">
      <style:text-properties officeooo:rsid="0089cce1"/>
    </style:style>
    <style:style style:name="T19" style:family="text">
      <style:text-properties officeooo:rsid="008b3137"/>
    </style:style>
    <style:style style:name="T20" style:family="text">
      <style:text-properties officeooo:rsid="008c70aa"/>
    </style:style>
    <style:style style:name="T21" style:family="text">
      <style:text-properties officeooo:rsid="008c7e7a"/>
    </style:style>
    <style:style style:name="T22" style:family="text">
      <style:text-properties officeooo:rsid="008dca4e"/>
    </style:style>
    <style:style style:name="T23" style:family="text">
      <style:text-properties officeooo:rsid="008ef82f"/>
    </style:style>
    <style:style style:name="T24" style:family="text">
      <style:text-properties officeooo:rsid="00915f0b"/>
    </style:style>
    <style:style style:name="T25" style:family="text">
      <style:text-properties officeooo:rsid="0092c6a7"/>
    </style:style>
    <style:style style:name="T26" style:family="text">
      <style:text-properties officeooo:rsid="009447d3"/>
    </style:style>
    <style:style style:name="T27" style:family="text">
      <style:text-properties officeooo:rsid="009610e0"/>
    </style:style>
    <style:style style:name="T28" style:family="text">
      <style:text-properties officeooo:rsid="00975f58"/>
    </style:style>
    <style:style style:name="T29" style:family="text">
      <style:text-properties officeooo:rsid="009831f4"/>
    </style:style>
    <style:style style:name="T30" style:family="text">
      <style:text-properties officeooo:rsid="0098d249"/>
    </style:style>
    <style:style style:name="T31" style:family="text">
      <style:text-properties officeooo:rsid="009930fa"/>
    </style:style>
    <style:style style:name="T32" style:family="text">
      <style:text-properties officeooo:rsid="009ac35f"/>
    </style:style>
    <style:style style:name="T33" style:family="text">
      <style:text-properties officeooo:rsid="009d0e58"/>
    </style:style>
    <style:style style:name="T34" style:family="text">
      <style:text-properties officeooo:rsid="009d3f0c"/>
    </style:style>
    <style:style style:name="T35" style:family="text">
      <style:text-properties officeooo:rsid="009f22b5"/>
    </style:style>
    <style:style style:name="T36" style:family="text">
      <style:text-properties officeooo:rsid="009f5810"/>
    </style:style>
    <style:style style:name="T37" style:family="text">
      <style:text-properties officeooo:rsid="00a5375f"/>
    </style:style>
    <style:style style:name="T38" style:family="text">
      <style:text-properties officeooo:rsid="00a61165"/>
    </style:style>
    <style:style style:name="T39" style:family="text">
      <style:text-properties officeooo:rsid="00a901b0"/>
    </style:style>
    <style:style style:name="T40" style:family="text">
      <style:text-properties officeooo:rsid="00abaa3c"/>
    </style:style>
    <style:style style:name="T41" style:family="text">
      <style:text-properties officeooo:rsid="00b0d249"/>
    </style:style>
    <style:style style:name="T42" style:family="text">
      <style:text-properties officeooo:rsid="00b0e47b"/>
    </style:style>
    <style:style style:name="T43" style:family="text">
      <style:text-properties officeooo:rsid="00b24a7a"/>
    </style:style>
    <style:style style:name="T44" style:family="text">
      <style:text-properties officeooo:rsid="00b36be2"/>
    </style:style>
    <style:style style:name="T45" style:family="text">
      <style:text-properties officeooo:rsid="00b3cbfb"/>
    </style:style>
    <style:style style:name="T46" style:family="text">
      <style:text-properties officeooo:rsid="00bd875d"/>
    </style:style>
    <style:style style:name="T47" style:family="text">
      <style:text-properties officeooo:rsid="00bfecb6"/>
    </style:style>
    <style:style style:name="T48" style:family="text">
      <style:text-properties officeooo:rsid="00c1c92b"/>
    </style:style>
    <style:style style:name="T49" style:family="text">
      <style:text-properties officeooo:rsid="00c5f933"/>
    </style:style>
    <style:style style:name="T50" style:family="text">
      <style:text-properties officeooo:rsid="00c920a2"/>
    </style:style>
    <style:style style:name="T51" style:family="text">
      <style:text-properties officeooo:rsid="00c9633c"/>
    </style:style>
    <style:style style:name="T52" style:family="text">
      <style:text-properties officeooo:rsid="00cb5323"/>
    </style:style>
    <style:style style:name="T53" style:family="text">
      <style:text-properties officeooo:rsid="00cbc183"/>
    </style:style>
    <style:style style:name="T54" style:family="text">
      <style:text-properties officeooo:rsid="00cee232"/>
    </style:style>
    <style:style style:name="T55" style:family="text">
      <style:text-properties officeooo:rsid="00d1af34"/>
    </style:style>
    <style:style style:name="T56" style:family="text">
      <style:text-properties officeooo:rsid="00d299e1"/>
    </style:style>
    <style:style style:name="T57" style:family="text">
      <style:text-properties officeooo:rsid="00d490fc"/>
    </style:style>
    <style:style style:name="T58" style:family="text">
      <style:text-properties officeooo:rsid="00d70e4d"/>
    </style:style>
    <style:style style:name="T59" style:family="text">
      <style:text-properties officeooo:rsid="00d8e77a"/>
    </style:style>
    <style:style style:name="T60" style:family="text">
      <style:text-properties officeooo:rsid="00da073a"/>
    </style:style>
    <style:style style:name="T61" style:family="text">
      <style:text-properties officeooo:rsid="00db2c9a"/>
    </style:style>
    <style:style style:name="T62" style:family="text">
      <style:text-properties officeooo:rsid="00e04a41"/>
    </style:style>
    <style:style style:name="T63" style:family="text">
      <style:text-properties officeooo:rsid="00e46bfa"/>
    </style:style>
    <style:style style:name="T64" style:family="text">
      <style:text-properties officeooo:rsid="00f1cd8d"/>
    </style:style>
    <style:style style:name="T65" style:family="text">
      <style:text-properties officeooo:rsid="00f48466"/>
    </style:style>
    <style:style style:name="T66" style:family="text">
      <style:text-properties officeooo:rsid="00f4eab2"/>
    </style:style>
    <style:style style:name="T67" style:family="text">
      <style:text-properties officeooo:rsid="00fb5e11"/>
    </style:style>
    <style:style style:name="T68" style:family="text">
      <style:text-properties officeooo:rsid="01008186"/>
    </style:style>
    <style:style style:name="T69" style:family="text">
      <style:text-properties officeooo:rsid="010a4678"/>
    </style:style>
    <style:style style:name="T70" style:family="text">
      <style:text-properties officeooo:rsid="010ace57"/>
    </style:style>
    <style:style style:name="T71" style:family="text">
      <style:text-properties officeooo:rsid="010c0bcc"/>
    </style:style>
    <style:style style:name="T72" style:family="text">
      <style:text-properties officeooo:rsid="010cc440"/>
    </style:style>
    <style:style style:name="T73" style:family="text">
      <style:text-properties officeooo:rsid="010ec83c"/>
    </style:style>
    <style:style style:name="T74" style:family="text">
      <style:text-properties officeooo:rsid="0110021b"/>
    </style:style>
    <style:style style:name="T75" style:family="text">
      <style:text-properties officeooo:rsid="011136df"/>
    </style:style>
    <style:style style:name="T76" style:family="text">
      <style:text-properties officeooo:rsid="0112092c"/>
    </style:style>
    <style:style style:name="T77" style:family="text">
      <style:text-properties officeooo:rsid="0112647c"/>
    </style:style>
    <style:style style:name="T78" style:family="text">
      <style:text-properties officeooo:rsid="01142f9e"/>
    </style:style>
    <style:style style:name="T79" style:family="text">
      <style:text-properties officeooo:rsid="01170a47"/>
    </style:style>
    <style:style style:name="T80" style:family="text">
      <style:text-properties officeooo:rsid="0118007f"/>
    </style:style>
    <style:style style:name="T81" style:family="text">
      <style:text-properties officeooo:rsid="011b0be5"/>
    </style:style>
    <style:style style:name="T82" style:family="text">
      <style:text-properties officeooo:rsid="011cc863"/>
    </style:style>
    <style:style style:name="T83" style:family="text">
      <style:text-properties officeooo:rsid="011da780"/>
    </style:style>
    <style:style style:name="T84" style:family="text">
      <style:text-properties officeooo:rsid="011e11b1"/>
    </style:style>
    <style:style style:name="T85" style:family="text">
      <style:text-properties officeooo:rsid="011f05d7"/>
    </style:style>
    <style:style style:name="T86" style:family="text">
      <style:text-properties officeooo:rsid="0120eea9"/>
    </style:style>
    <style:style style:name="T87" style:family="text">
      <style:text-properties officeooo:rsid="012121bd"/>
    </style:style>
    <style:style style:name="T88" style:family="text">
      <style:text-properties officeooo:rsid="01214667"/>
    </style:style>
    <style:style style:name="T89" style:family="text">
      <style:text-properties officeooo:rsid="01243094"/>
    </style:style>
    <style:style style:name="T90" style:family="text">
      <style:text-properties officeooo:rsid="0126891f"/>
    </style:style>
    <style:style style:name="T91" style:family="text">
      <style:text-properties officeooo:rsid="0126dda4"/>
    </style:style>
    <style:style style:name="T92" style:family="text">
      <style:text-properties officeooo:rsid="0129554a"/>
    </style:style>
    <style:style style:name="T93" style:family="text">
      <style:text-properties officeooo:rsid="012b3f3a"/>
    </style:style>
    <style:style style:name="T94" style:family="text">
      <style:text-properties officeooo:rsid="012b9300"/>
    </style:style>
    <style:style style:name="T95" style:family="text">
      <style:text-properties officeooo:rsid="012d1f2c"/>
    </style:style>
    <style:style style:name="T96" style:family="text">
      <style:text-properties officeooo:rsid="012e7045"/>
    </style:style>
    <style:style style:name="T97" style:family="text">
      <style:text-properties officeooo:rsid="012e9b76"/>
    </style:style>
    <style:style style:name="T98" style:family="text">
      <style:text-properties officeooo:rsid="0131382e"/>
    </style:style>
    <style:style style:name="T99" style:family="text">
      <style:text-properties officeooo:rsid="013283be"/>
    </style:style>
    <style:style style:name="T100" style:family="text">
      <style:text-properties officeooo:rsid="01329891"/>
    </style:style>
    <style:style style:name="T101" style:family="text">
      <style:text-properties officeooo:rsid="01340e2d"/>
    </style:style>
    <style:style style:name="T102" style:family="text">
      <style:text-properties officeooo:rsid="013520bc"/>
    </style:style>
    <style:style style:name="T103" style:family="text">
      <style:text-properties officeooo:rsid="0135affe"/>
    </style:style>
    <style:style style:name="T104" style:family="text">
      <style:text-properties officeooo:rsid="0137a24f"/>
    </style:style>
    <style:style style:name="T105" style:family="text">
      <style:text-properties officeooo:rsid="013938f2"/>
    </style:style>
    <style:style style:name="T106" style:family="text">
      <style:text-properties officeooo:rsid="013ad5ef"/>
    </style:style>
    <style:style style:name="T107" style:family="text">
      <style:text-properties officeooo:rsid="013e53e4"/>
    </style:style>
    <style:style style:name="T108" style:family="text">
      <style:text-properties officeooo:rsid="013e63f7"/>
    </style:style>
    <style:style style:name="T109" style:family="text">
      <style:text-properties officeooo:rsid="013fb981"/>
    </style:style>
    <style:style style:name="T110" style:family="text">
      <style:text-properties officeooo:rsid="014068d0"/>
    </style:style>
    <style:style style:name="T111" style:family="text">
      <style:text-properties officeooo:rsid="014254bc"/>
    </style:style>
    <style:style style:name="T112" style:family="text">
      <style:text-properties officeooo:rsid="01438d66"/>
    </style:style>
    <style:style style:name="T113" style:family="text">
      <style:text-properties officeooo:rsid="0144b571"/>
    </style:style>
    <style:style style:name="T114" style:family="text">
      <style:text-properties officeooo:rsid="0145ccad"/>
    </style:style>
    <style:style style:name="T115" style:family="text">
      <style:text-properties officeooo:rsid="014668ca"/>
    </style:style>
    <style:style style:name="T116" style:family="text">
      <style:text-properties officeooo:rsid="014864e0"/>
    </style:style>
    <style:style style:name="T117" style:family="text">
      <style:text-properties officeooo:rsid="014a81f8"/>
    </style:style>
    <style:style style:name="T118" style:family="text">
      <style:text-properties officeooo:rsid="014eb9ef"/>
    </style:style>
    <style:style style:name="T119" style:family="text">
      <style:text-properties officeooo:rsid="0150c9aa"/>
    </style:style>
    <style:style style:name="T120" style:family="text">
      <style:text-properties officeooo:rsid="0150f407"/>
    </style:style>
    <style:style style:name="T121" style:family="text">
      <style:text-properties officeooo:rsid="01540faf"/>
    </style:style>
    <style:style style:name="T122" style:family="text">
      <style:text-properties officeooo:rsid="0154a769"/>
    </style:style>
    <style:style style:name="T123" style:family="text">
      <style:text-properties officeooo:rsid="015863ae"/>
    </style:style>
    <style:style style:name="T124" style:family="text">
      <style:text-properties officeooo:rsid="01586755"/>
    </style:style>
    <style:style style:name="T125" style:family="text">
      <style:text-properties officeooo:rsid="0158bd4a"/>
    </style:style>
    <style:style style:name="T126" style:family="text">
      <style:text-properties officeooo:rsid="0158dcd1"/>
    </style:style>
    <style:style style:name="T127" style:family="text">
      <style:text-properties officeooo:rsid="015af293"/>
    </style:style>
    <style:style style:name="T128" style:family="text">
      <style:text-properties officeooo:rsid="015cdcb7"/>
    </style:style>
    <style:style style:name="T129" style:family="text">
      <style:text-properties officeooo:rsid="015fee1a"/>
    </style:style>
    <style:style style:name="T130" style:family="text">
      <style:text-properties officeooo:rsid="01611b52"/>
    </style:style>
    <style:style style:name="T131" style:family="text">
      <style:text-properties officeooo:rsid="01617f14"/>
    </style:style>
    <style:style style:name="T132" style:family="text">
      <style:text-properties officeooo:rsid="0163606f"/>
    </style:style>
    <style:style style:name="T133" style:family="text">
      <style:text-properties officeooo:rsid="016421a2"/>
    </style:style>
    <style:style style:name="T134" style:family="text">
      <style:text-properties officeooo:rsid="0166a682"/>
    </style:style>
    <style:style style:name="T135" style:family="text">
      <style:text-properties officeooo:rsid="01681474"/>
    </style:style>
    <style:style style:name="T136" style:family="text">
      <style:text-properties officeooo:rsid="0169edf6"/>
    </style:style>
    <style:style style:name="T137" style:family="text">
      <style:text-properties officeooo:rsid="016a6a8d"/>
    </style:style>
    <style:style style:name="T138" style:family="text">
      <style:text-properties officeooo:rsid="016b2c6b"/>
    </style:style>
    <style:style style:name="T139" style:family="text">
      <style:text-properties officeooo:rsid="016c4c1f"/>
    </style:style>
    <style:style style:name="T140" style:family="text">
      <style:text-properties officeooo:rsid="016f6867"/>
    </style:style>
    <style:style style:name="T141" style:family="text">
      <style:text-properties officeooo:rsid="017054dd"/>
    </style:style>
    <style:style style:name="T142" style:family="text">
      <style:text-properties officeooo:rsid="01713211"/>
    </style:style>
    <style:style style:name="T143" style:family="text">
      <style:text-properties officeooo:rsid="01732d5a"/>
    </style:style>
    <style:style style:name="T144" style:family="text">
      <style:text-properties officeooo:rsid="017836bb"/>
    </style:style>
    <style:style style:name="T145" style:family="text">
      <style:text-properties officeooo:rsid="01788c6e"/>
    </style:style>
    <style:style style:name="T146" style:family="text">
      <style:text-properties officeooo:rsid="0179fb62"/>
    </style:style>
    <style:style style:name="T147" style:family="text">
      <style:text-properties officeooo:rsid="017a4fc7"/>
    </style:style>
    <style:style style:name="T148" style:family="text">
      <style:text-properties officeooo:rsid="017ae4b1"/>
    </style:style>
    <style:style style:name="T149" style:family="text">
      <style:text-properties officeooo:rsid="017c6c17"/>
    </style:style>
    <style:style style:name="T150" style:family="text">
      <style:text-properties officeooo:rsid="018076a0"/>
    </style:style>
    <style:style style:name="T151" style:family="text">
      <style:text-properties officeooo:rsid="01825c06"/>
    </style:style>
    <style:style style:name="T152" style:family="text">
      <style:text-properties officeooo:rsid="01836177"/>
    </style:style>
    <style:style style:name="T153" style:family="text">
      <style:text-properties officeooo:rsid="01840da6"/>
    </style:style>
    <style:style style:name="T154" style:family="text">
      <style:text-properties officeooo:rsid="0186c453"/>
    </style:style>
    <style:style style:name="T155" style:family="text">
      <style:text-properties officeooo:rsid="0188c3bd"/>
    </style:style>
    <style:style style:name="T156" style:family="text">
      <style:text-properties officeooo:rsid="0189bb60"/>
    </style:style>
    <style:style style:name="T157" style:family="text">
      <style:text-properties officeooo:rsid="018b510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Information Algebra</text:h>
      <text:p text:style-name="P1">by Sven Nilsen</text:p>
      <text:p text:style-name="P1">version 00<text:span text:style-name="T111">3</text:span></text:p>
      <text:p text:style-name="P1"/>
      <text:h text:style-name="P108" text:outline-level="2">0 – Motivation</text:h>
      <text:p text:style-name="P32"/>
      <text:p text:style-name="P2"><text:span text:style-name="T19">It is hard to</text:span><text:span text:style-name="T17"> reason mathematically about data structures and algorithms that ignores the details of how it is implemented. </text:span><text:span text:style-name="T23">H</text:span><text:span text:style-name="T20">ow do we find which </text:span><text:span text:style-name="T22">approach </text:span><text:span text:style-name="T26">is</text:span><text:span text:style-name="T20"> best without writing a single line of code? </text:span><text:span text:style-name="T24">W</text:span><text:span text:style-name="T26">hat can we prove about specific computer programs </text:span><text:span text:style-name="T132">without having the source code</text:span><text:span text:style-name="T26">?</text:span></text:p>
      <text:p text:style-name="P33"/>
      <text:p text:style-name="P3"><text:span text:style-name="T21">Algebra </text:span><text:span text:style-name="T25">is a practical and</text:span><text:span text:style-name="T21"> natural notion. </text:span><text:span text:style-name="T25">We can use algebra to encode some knowledge about the problem we have and transform it into alternative approaches. </text:span><text:span text:style-name="T27">By comparing </text:span><text:span text:style-name="T109">these</text:span><text:span text:style-name="T27">, we can select the one that give</text:span><text:span text:style-name="T110">s</text:span><text:span text:style-name="T27"> the greatest benefit. </text:span><text:span text:style-name="T28">To do this we need to formalize the notion and explain what goes in the thinking process when </text:span><text:span text:style-name="T110">working with</text:span><text:span text:style-name="T28"> the symbols.</text:span><text:span text:style-name="T29"> The notion should …</text:span></text:p>
      <text:p text:style-name="P34"/>
      <text:list xml:id="list48440806" text:style-name="L1">
        <text:list-item>
          <text:p text:style-name="P73">… encourage reusable design when possible.</text:p>
        </text:list-item>
        <text:list-item>
          <text:p text:style-name="P73">… provide an easy overview over the 'kind' of data structure.</text:p>
        </text:list-item>
        <text:list-item>
          <text:p text:style-name="P73">… be programming language agnostic.</text:p>
        </text:list-item>
        <text:list-item>
          <text:p text:style-name="P73">… readable in source comments.</text:p>
        </text:list-item>
        <text:list-item>
          <text:p text:style-name="P74"><text:span text:style-name="T29">… tested enough to be </text:span><text:span text:style-name="T31">proven</text:span><text:span text:style-name="T29"> useful before publishing.</text:span></text:p>
        </text:list-item>
        <text:list-item>
          <text:p text:style-name="P74"><text:span text:style-name="T32">… </text:span><text:span text:style-name="T34">use modern conventions </text:span><text:span text:style-name="T35">in</text:span><text:span text:style-name="T34"> programming.</text:span></text:p>
        </text:list-item>
      </text:list>
      <text:p text:style-name="P75"/>
      <text:p text:style-name="P4"><text:span text:style-name="T111">When developing this algebraic notion it required several iterations </text:span><text:span text:style-name="T112">and lot of confusions of what </text:span><text:span text:style-name="T133">it</text:span><text:span text:style-name="T112"> meant. It started out as a rigid idea about usage of computer memory and how data structures expanded in capacity when the number of bits increase</text:span><text:span text:style-name="T113">d</text:span><text:span text:style-name="T112">. This idea worked for simple examples but became very soon too complex. </text:span><text:span text:style-name="T113">It was replaced by a less strict convention where two data structures are similar if they approximately can be used to solve the same problem.</text:span></text:p>
      <text:p text:style-name="P76"/>
      <text:p text:style-name="P5"><text:span text:style-name="T114">Another idea that was abandoned was having “1” as the set of all systems </text:span><text:span text:style-name="T131">in a physical sense</text:span><text:span text:style-name="T114">. This turned out to be inconsistent with rest of the notion and changed to represent an “unknown” system. By coincidence the way the “union” is used it strictly means “union of all systems”, so it is the set of all systems in a logical sense.</text:span></text:p>
      <text:p text:style-name="P77"/>
      <text:p text:style-name="P78">In general it is the opinion of the author that the notion strikes a nice balance between abstracting over implementations while at the same time be very specific about the stuff that matters.</text:p>
      <text:h text:style-name="P110" text:outline-level="2">1 - System</text:h>
      <text:p text:style-name="P6"/>
      <text:p text:style-name="P6">In this algebra, we use the word "system" as a word for <text:span text:style-name="T1">anything</text:span> that encodes information. A system is an abstract object that <text:span text:style-name="T16">is</text:span> composed with other systems. <text:span text:style-name="T15">T</text:span><text:span text:style-name="T14">he sentence “X contains Y that contains Z” is written the following way, reading from left to right:</text:span></text:p>
      <text:p text:style-name="P6"/>
      <text:p text:style-name="P7"><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108">Notice i</text:span><text:span text:style-name="T106">t does not mean “sub structure” but “encoded into”. To create sub structures one uses tuples </text:span><text:span text:style-name="T107">and</text:span><text:span text:style-name="T106">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57">Example</text:p>
          </table:table-cell>
          <table:table-cell table:style-name="Table3.A1" office:value-type="string">
            <text:p text:style-name="P57">Description</text:p>
          </table:table-cell>
          <table:table-cell table:style-name="Table3.C1" office:value-type="string">
            <text:p text:style-name="P57">Comments</text:p>
          </table:table-cell>
        </table:table-row>
        <table:table-row>
          <table:table-cell table:style-name="Table3.A2" office:value-type="string">
            <text:p text:style-name="P60"><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61"><text:span text:style-name="T39">Unknown</text:span> system</text:p>
          </table:table-cell>
          <table:table-cell table:style-name="Table3.C2" office:value-type="string">
            <text:p text:style-name="P68">Has the capability of addressing an unknown system.</text:p>
          </table:table-cell>
        </table:table-row>
        <table:table-row>
          <table:table-cell table:style-name="Table3.A2" office:value-type="string">
            <text:p text:style-name="P60"><draw:frame draw:style-name="fr2" draw:name="Object47" text:anchor-type="as-char" svg:y="-0.152in" svg:width="0.2047in" svg:height="0.2in" draw:z-index="46"><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02"><text:span text:style-name="T152">Null system</text:span></text:p>
          </table:table-cell>
          <table:table-cell table:style-name="Table3.C2" office:value-type="string">
            <text:p text:style-name="P103"><text:span text:style-name="T152">Empty union or tuple is a null system, it encodes nothing.</text:span></text:p>
          </table:table-cell>
        </table:table-row>
        <table:table-row>
          <table:table-cell table:style-name="Table3.A2" office:value-type="string">
            <text:p text:style-name="P60"><draw:frame draw:style-name="fr1" draw:name="Object8" text:anchor-type="as-char" svg:y="-0.1484in" svg:width="0.198in" svg:height="0.1839in" draw:z-index="45"><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0">Binary system</text:p>
          </table:table-cell>
          <table:table-cell table:style-name="Table3.C2" office:value-type="string">
            <text:p text:style-name="P61">Neighbors are bit.</text:p>
          </table:table-cell>
        </table:table-row>
        <table:table-row>
          <table:table-cell table:style-name="Table3.A2" office:value-type="string">
            <text:p text:style-name="P56"><draw:frame draw:style-name="fr1" draw:name="Object9" text:anchor-type="as-char" svg:y="-0.1528in" svg:width="0.2098in" svg:height="0.2047in"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0">Natural number system</text:p>
          </table:table-cell>
          <table:table-cell table:style-name="Table3.C2" office:value-type="string">
            <text:p text:style-name="P61">Neighbors differ by 1.</text:p>
          </table:table-cell>
        </table:table-row>
        <table:table-row>
          <table:table-cell table:style-name="Table3.A2" office:value-type="string">
            <text:p text:style-name="P56"><draw:frame draw:style-name="fr1" draw:name="Object27" text:anchor-type="as-char" svg:y="-0.1335in" svg:width="0.2071in" svg:height="0.1665in" draw:z-index="5"><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0">Rational number system</text:p>
          </table:table-cell>
          <table:table-cell table:style-name="Table3.C2" office:value-type="string">
            <text:p text:style-name="P70"><text:span text:style-name="T65">Usually implemented as floating point </text:span><text:span text:style-name="T66">type</text:span><text:span text:style-name="T65">.</text:span></text:p>
          </table:table-cell>
        </table:table-row>
        <table:table-row>
          <table:table-cell table:style-name="Table3.A2" office:value-type="string">
            <text:p text:style-name="P56"><draw:frame draw:style-name="fr1" draw:name="Object11" text:anchor-type="as-char" svg:y="-0.1402in" svg:width="0.1937in" svg:height="0.1819in" draw:z-index="11"><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0"><text:span text:style-name="T18">Linear</text:span> system</text:p>
          </table:table-cell>
          <table:table-cell table:style-name="Table3.C2" office:value-type="string">
            <text:p text:style-name="P67"><text:span text:style-name="T18">Used for lists and sets </text:span><text:span text:style-name="T30">such as hash tables or arrays</text:span><text:span text:style-name="T18">.</text:span></text:p>
          </table:table-cell>
        </table:table-row>
        <table:table-row>
          <table:table-cell table:style-name="Table3.A2" office:value-type="string">
            <text:p text:style-name="P62"><draw:frame draw:style-name="fr1" draw:name="Object36" text:anchor-type="as-char" svg:y="-0.152in" svg:width="0.5283in" svg:height="0.2008in" draw:z-index="10"><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63">Tuple</text:p>
          </table:table-cell>
          <table:table-cell table:style-name="Table3.C2" office:value-type="string">
            <text:p text:style-name="P63">Stores X and Y<text:span text:style-name="T7"> together</text:span>.</text:p>
          </table:table-cell>
        </table:table-row>
        <table:table-row>
          <table:table-cell table:style-name="Table3.A2" office:value-type="string">
            <text:p text:style-name="P62"><draw:frame draw:style-name="fr1" draw:name="Object37" text:anchor-type="as-char" svg:y="-0.152in" svg:width="0.5898in" svg:height="0.2in" draw:z-index="15"><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63">Union</text:p>
          </table:table-cell>
          <table:table-cell table:style-name="Table3.C2" office:value-type="string">
            <text:p text:style-name="P63">Stores <text:span text:style-name="T7">either </text:span>X or Y <text:span text:style-name="T33">but not both at same time</text:span>.</text:p>
          </table:table-cell>
        </table:table-row>
        <table:table-row>
          <table:table-cell table:style-name="Table3.A2" office:value-type="string">
            <text:p text:style-name="P62"><draw:frame draw:style-name="fr1" draw:name="Object13" text:anchor-type="as-char" svg:y="-0.1484in" svg:width="0.3319in" svg:height="0.1846in" draw:z-index="16"><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71">Functions<text:span text:style-name="T11">, values</text:span></text:p>
          </table:table-cell>
          <table:table-cell table:style-name="Table3.C2" office:value-type="string">
            <text:p text:style-name="P72">Starts with lower case.</text:p>
          </table:table-cell>
        </table:table-row>
      </table:table>
      <text:p text:style-name="P10"/>
      <text:p text:style-name="P11"/>
      <text:h text:style-name="P111" text:outline-level="2">2 - <text:span text:style-name="T100">Flattening</text:span></text:h>
      <text:p text:style-name="P8"/>
      <text:p text:style-name="P19"><text:span text:style-name="T33">If we have a union </text:span><text:span text:style-name="T36">of X and Y</text:span><text:span text:style-name="T33"> </text:span><text:span text:style-name="T36">in a binary system we can transform it into a union of the binary representation of X and Y:</text:span></text:p>
      <text:p text:style-name="P18"/>
      <text:p text:style-name="P18"><draw:frame draw:style-name="fr1" draw:name="Object33" text:anchor-type="as-char" svg:y="-0.152in" svg:width="1.8244in" svg:height="0.2008in" draw:z-index="18"><draw:object xlink:href="./Object 6" xlink:type="simple" xlink:show="embed" xlink:actuate="onLoad"/><draw:image xlink:href="./ObjectReplacements/Object 6" xlink:type="simple" xlink:show="embed" xlink:actuate="onLoad"/><svg:desc>formula</svg:desc></draw:frame></text:p>
      <text:p text:style-name="P17"/>
      <text:p text:style-name="P35">This process is called “flattening”. <text:span text:style-name="T101">When the union of 'X' and 'Y' can be encoded in binary, then it should be possible to encode them independently in binary. </text:span><text:span text:style-name="T102">If we write encoding algorithms </text:span><text:span text:style-name="T115">inspired by</text:span><text:span text:style-name="T102"> flattening </text:span><text:span text:style-name="T115">process</text:span><text:span text:style-name="T102">, we only need a general way of encoding unions to transform from binary form to a union.</text:span></text:p>
      <text:p text:style-name="P79"/>
      <text:p text:style-name="P36"><text:span text:style-name="T103">Flattening can be applied to any system. Here we had a linear system of unions and flattened into </text:span><text:span text:style-name="T116">a union of </text:span><text:span text:style-name="T103">two lists:</text:span></text:p>
      <text:p text:style-name="P79"/>
      <text:p text:style-name="P35"><text:span text:style-name="T102"><draw:frame draw:style-name="fr1" draw:name="Object35" text:anchor-type="as-char" svg:y="-0.152in" svg:width="1.8091in" svg:height="0.2in" draw:z-index="19"><draw:object xlink:href="./Object 35" xlink:type="simple" xlink:show="embed" xlink:actuate="onLoad"/><draw:image xlink:href="./ObjectReplacements/Object 35" xlink:type="simple" xlink:show="embed" xlink:actuate="onLoad"/></draw:frame></text:span><text:span text:style-name="T102"><text:line-break/><text:line-break/></text:span><text:span text:style-name="T103">If it is possible to </text:span><text:span text:style-name="T117">list</text:span><text:span text:style-name="T103"> 'X' and 'Y' it should be possible to </text:span><text:span text:style-name="T117">list</text:span><text:span text:style-name="T103"> them independently without the union information. </text:span><text:span text:style-name="T104">Notice that this does not create two lists. It only says it is possible to have a list of each. This possibility can be used to derive a new equivalent data structure, </text:span><text:span text:style-name="T105">a tuple of lists</text:span><text:span text:style-name="T104">:</text:span></text:p>
      <text:p text:style-name="P80"/>
      <text:p text:style-name="P80"><draw:frame draw:style-name="fr1" draw:name="Object40" text:anchor-type="as-char" svg:y="-0.152in" svg:width="1.7575in" svg:height="0.2in" draw:z-index="20"><draw:object xlink:href="./Object 40" xlink:type="simple" xlink:show="embed" xlink:actuate="onLoad"/><draw:image xlink:href="./ObjectReplacements/Object 40" xlink:type="simple" xlink:show="embed" xlink:actuate="onLoad"/></draw:frame></text:p>
      <text:p text:style-name="P14"/>
      <text:p text:style-name="P20"/>
      <text:h text:style-name="P110" text:outline-level="2">3 - <text:span text:style-name="T8">Addressing </text:span>Capacity</text:h>
      <text:p text:style-name="P54"/>
      <text:p text:style-name="P55"><text:span text:style-name="T4">For addressing capacity we</text:span> use the following notation:</text:p>
      <text:p text:style-name="P55"><draw:frame draw:style-name="fr1" draw:name="Object15" text:anchor-type="as-char" svg:y="-0.1484in" svg:width="0.3374in" svg:height="0.1929in" draw:z-index="3"><draw:object xlink:href="./Object 15" xlink:type="simple" xlink:show="embed" xlink:actuate="onLoad"/><draw:image xlink:href="./ObjectReplacements/Object 15" xlink:type="simple" xlink:show="embed" xlink:actuate="onLoad"/></draw:frame><text:line-break/><text:line-break/><text:span text:style-name="T121">The axioms about addressing capacity are very unlike each other, but work well together and becomes a powerful tool for analyzing data structures </text:span><text:span text:style-name="T122">and algorithms</text:span><text:span text:style-name="T121">.</text:span><text:line-break/></text:p>
      <table:table table:name="Table4" table:style-name="Table4">
        <table:table-column table:style-name="Table4.A" table:number-columns-repeated="3"/>
        <table:table-row>
          <table:table-cell table:style-name="Table4.A1" office:value-type="string">
            <text:p text:style-name="P58">Example</text:p>
          </table:table-cell>
          <table:table-cell table:style-name="Table4.A1" office:value-type="string">
            <text:p text:style-name="P58">Description</text:p>
          </table:table-cell>
          <table:table-cell table:style-name="Table4.C1" office:value-type="string">
            <text:p text:style-name="P58">Comments</text:p>
          </table:table-cell>
        </table:table-row>
        <table:table-row>
          <table:table-cell table:style-name="Table4.A2" office:value-type="string">
            <text:p text:style-name="P56"><draw:frame draw:style-name="fr1" draw:name="Object6" text:anchor-type="as-char" svg:y="-0.1484in" svg:width="0.4717in" svg:height="0.1929in" draw:z-index="21"><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69">Unknown system capacity</text:p>
          </table:table-cell>
          <table:table-cell table:style-name="Table4.C2" office:value-type="string">
            <text:p text:style-name="P69">Addresses just one system.</text:p>
          </table:table-cell>
        </table:table-row>
        <table:table-row>
          <table:table-cell table:style-name="Table4.A2" office:value-type="string">
            <text:p text:style-name="P56"><draw:frame draw:style-name="fr1" draw:name="Object17" text:anchor-type="as-char" svg:y="-0.172in" svg:width="0.8654in" svg:height="0.2244in" draw:z-index="22"><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64">Natural number capacity</text:p>
          </table:table-cell>
          <table:table-cell table:style-name="Table4.C2" office:value-type="string">
            <text:p text:style-name="P64">The <text:span text:style-name="T9">addressing </text:span>capacity of natural number<text:span text:style-name="T9">s</text:span> grows exponentially with the number of bits.</text:p>
          </table:table-cell>
        </table:table-row>
        <table:table-row>
          <table:table-cell table:style-name="Table4.A2" office:value-type="string">
            <text:p text:style-name="P56"><draw:frame draw:style-name="fr1" draw:name="Object18" text:anchor-type="as-char" svg:y="-0.1484in" svg:width="1.5819in" svg:height="0.1929in" draw:z-index="17"><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64"><text:span text:style-name="T37">Linear</text:span> capacity</text:p>
          </table:table-cell>
          <table:table-cell table:style-name="Table4.C2" office:value-type="string">
            <text:p text:style-name="P64">The capacity of a <text:span text:style-name="T37">linear data structure</text:span> grows linearly with the number of bits.</text:p>
          </table:table-cell>
        </table:table-row>
        <table:table-row>
          <table:table-cell table:style-name="Table4.A2" office:value-type="string">
            <text:p text:style-name="P56"><draw:frame draw:style-name="fr1" draw:name="Object24" text:anchor-type="as-char" svg:y="-0.152in" svg:width="1.2161in" svg:height="0.2in" draw:z-index="30"><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65"><text:span text:style-name="T93">Tuple</text:span> capacity</text:p>
          </table:table-cell>
          <table:table-cell table:style-name="Table4.C2" office:value-type="string">
            <text:p text:style-name="P65">The <text:span text:style-name="T5">tuple</text:span> of two systems can address the equal amount of their product.</text:p>
          </table:table-cell>
        </table:table-row>
        <table:table-row>
          <table:table-cell table:style-name="Table4.A2" office:value-type="string">
            <text:p text:style-name="P56"><draw:frame draw:style-name="fr1" draw:name="Object25" text:anchor-type="as-char" svg:y="-0.172in" svg:width="0.5772in" svg:height="0.2165in" draw:z-index="31"><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66">Binary <text:span text:style-name="T6">ad</text:span><text:span text:style-name="T38">d</text:span><text:span text:style-name="T6">ressing </text:span>capacity</text:p>
          </table:table-cell>
          <table:table-cell table:style-name="Table4.C2" office:value-type="string">
            <text:p text:style-name="P66">The only <text:span text:style-name="T6">ad</text:span><text:span text:style-name="T40">d</text:span><text:span text:style-name="T6">ressing capacity</text:span> we get from a binary system without peeking inside is the number of bits.</text:p>
          </table:table-cell>
        </table:table-row>
      </table:table>
      <text:p text:style-name="P55"/>
      <text:h text:style-name="P112" text:outline-level="2">4 – Linear <text:span text:style-name="T139">System</text:span></text:h>
      <text:p text:style-name="P39"/>
      <text:p text:style-name="P39">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9"/>
      <text:p text:style-name="P12"><draw:frame draw:style-name="fr1" draw:name="Object7" text:anchor-type="as-char" svg:y="-0.1484in" svg:width="1.5819in" svg:height="0.1929in" draw:z-index="32"><draw:object xlink:href="./Object 7" xlink:type="simple" xlink:show="embed" xlink:actuate="onLoad"/><draw:image xlink:href="./ObjectReplacements/Object 7" xlink:type="simple" xlink:show="embed" xlink:actuate="onLoad"/><svg:desc>formula</svg:desc></draw:frame></text:p>
      <text:p text:style-name="P12"/>
      <text:p text:style-name="P12"><text:span text:style-name="T52">When the constant is close to each </text:span><text:span text:style-name="T134">other</text:span><text:span text:style-name="T52"> </text:span><text:span text:style-name="T49">or the upper bound is </text:span><text:span text:style-name="T134">much </text:span><text:span text:style-name="T49">lower than the available memory, </text:span><text:span text:style-name="T134">when they have no noticeable difference in performance</text:span><text:span text:style-name="T49">, </text:span><text:span text:style-name="T52">the implementations </text:span><text:span text:style-name="T49">are consider </text:span><text:span text:style-name="T52">equal. </text:span><text:span text:style-name="T134">Another way to think of it is given </text:span><text:span text:style-name="T135">the description of the</text:span><text:span text:style-name="T134"> data structure and the spec, the programmer should be smart enough to choose the optimal implementation.</text:span><text:span text:style-name="T10"> </text:span><text:span text:style-name="T50">W</text:span><text:span text:style-name="T10">e use just one symbol </text:span><text:span text:style-name="T49">[] that represents list, array, set, </text:span><text:span text:style-name="T51">hash table,</text:span><text:span text:style-name="T49"> generator </text:span><text:span text:style-name="T118">for finite groups, </text:span><text:span text:style-name="T137">monetized data</text:span><text:span text:style-name="T49"> or any type that scales linearly </text:span><text:span text:style-name="T136">in optimal form</text:span><text:span text:style-name="T10">.</text:span></text:p>
      <text:p text:style-name="P39"/>
      <text:p text:style-name="P13"><text:span text:style-name="T53">For example, a map type can be represented as a list of tuples </text:span><text:span text:style-name="T54">containing both the key and value</text:span><text:span text:style-name="T53">:</text:span></text:p>
      <text:p text:style-name="P42"/>
      <text:p text:style-name="P15"><text:span text:style-name="T53"><draw:frame draw:style-name="fr1" draw:name="Object26" text:anchor-type="as-char" svg:y="-0.152in" svg:width="1.0917in" svg:height="0.2in" draw:z-index="33"><draw:object xlink:href="./Object 26" xlink:type="simple" xlink:show="embed" xlink:actuate="onLoad"/><draw:image xlink:href="./ObjectReplacements/Object 26" xlink:type="simple" xlink:show="embed" xlink:actuate="onLoad"/></draw:frame></text:span><text:span text:style-name="T53"><text:line-break/></text:span></text:p>
      <text:p text:style-name="P16"><text:span text:style-name="T138">The programmer should be smart enough to see what kind of data structure should go </text:span><text:span text:style-name="T140">where</text:span><text:span text:style-name="T138">. </text:span><text:span text:style-name="T141">In the future an automatized analyzer might </text:span><text:span text:style-name="T142">understand this algebra good enough</text:span><text:span text:style-name="T141"> be able to pick the optimal implementation by looking at a formalized spec format, </text:span><text:span text:style-name="T143">maybe even transform the data structure to a better one</text:span><text:span text:style-name="T141">.</text:span></text:p>
      <text:p text:style-name="P81"/>
      <text:p text:style-name="P82">As we derived earlier we can transform a list of unions into a tuple of lists:</text:p>
      <text:p text:style-name="P15"><text:span text:style-name="T53"><text:line-break/></text:span><text:span text:style-name="T53"><draw:frame draw:style-name="fr1" draw:name="Object41" text:anchor-type="as-char" svg:y="-0.152in" svg:width="1.7575in" svg:height="0.2in" draw:z-index="34"><draw:object xlink:href="./Object 41" xlink:type="simple" xlink:show="embed" xlink:actuate="onLoad"/><draw:image xlink:href="./ObjectReplacements/Object 41" xlink:type="simple" xlink:show="embed" xlink:actuate="onLoad"/><svg:desc>formula</svg:desc></draw:frame></text:span><text:span text:style-name="T53"><text:line-break/><text:line-break/></text:span><text:span text:style-name="T119">Another process we will take a look at later is “factoring”, </text:span><text:span text:style-name="T123">which </text:span><text:span text:style-name="T125">can</text:span><text:span text:style-name="T123"> </text:span><text:span text:style-name="T124">reduce memory usage:</text:span></text:p>
      <text:p text:style-name="P83"/>
      <text:p text:style-name="P53"><text:span text:style-name="T119"><draw:frame draw:style-name="fr1" draw:name="Object43" text:anchor-type="as-char" svg:y="-0.152in" svg:width="3.1173in" svg:height="0.2008in" draw:z-index="35"><draw:object xlink:href="./Object 43" xlink:type="simple" xlink:show="embed" xlink:actuate="onLoad"/><draw:image xlink:href="./ObjectReplacements/Object 43" xlink:type="simple" xlink:show="embed" xlink:actuate="onLoad"/><svg:desc>formula</svg:desc></draw:frame></text:span><text:span text:style-name="T119"><text:line-break/><text:line-break/></text:span><text:span text:style-name="T129">If a tuple is written on the left side of a linear operator, it means each system in the tuple encodes the stuff encoded into the list. Here is from an example we will discuss later called “alternate addressing”:</text:span><text:span text:style-name="T119"><text:line-break/><text:line-break/></text:span><text:span text:style-name="T119"><draw:frame draw:style-name="fr1" draw:name="Object1" text:anchor-type="as-char" svg:y="-0.152in" svg:width="1.2228in" svg:height="0.222in" draw:z-index="36"><draw:object xlink:href="./Object 1" xlink:type="simple" xlink:show="embed" xlink:actuate="onLoad"/><draw:image xlink:href="./ObjectReplacements/Object 1" xlink:type="simple" xlink:show="embed" xlink:actuate="onLoad"/><svg:desc>formula</svg:desc></draw:frame></text:span></text:p>
      <text:h text:style-name="P110" text:outline-level="2"><text:span text:style-name="T130">5</text:span> – <text:span text:style-name="T94">Tuple Capacity</text:span></text:h>
      <text:p text:style-name="P21"/>
      <text:p text:style-name="P22">Assume we have a <text:span text:style-name="T2">graph</text:span> where each node is represented with bits. The neighbors differ in bits by one, such that XOR operation between their value <text:span text:style-name="T48">tells</text:span> <text:span text:style-name="T48">which bit is changing</text:span>:</text:p>
      <text:p text:style-name="P22"/>
      <text:p text:style-name="P22"><draw:frame draw:style-name="fr1" draw:name="Object22" text:anchor-type="as-char" svg:y="-0.3161in" svg:width="1.7689in" svg:height="0.5854in" draw:z-index="6"><draw:object xlink:href="./Object 22" xlink:type="simple" xlink:show="embed" xlink:actuate="onLoad"/><draw:image xlink:href="./ObjectReplacements/Object 22" xlink:type="simple" xlink:show="embed" xlink:actuate="onLoad"/></draw:frame></text:p>
      <text:p text:style-name="P22"/>
      <text:p text:style-name="P23"><text:span text:style-name="T46">This forms a binary lattice in hyperspace, a hypercube. </text:span>We can <text:span text:style-name="T46">separate</text:span> all edges into exclusive groups based on their XOR operation. <text:span text:style-name="T47">Each edge is uniquely defined as a member of one such group:</text:span></text:p>
      <text:p text:style-name="P23"/>
      <text:p text:style-name="P23"><draw:frame draw:style-name="fr1" draw:name="Object23" text:anchor-type="as-char" svg:y="-0.189in" svg:width="3.5299in" svg:height="0.2492in" draw:z-index="7"><draw:object xlink:href="./Object 23" xlink:type="simple" xlink:show="embed" xlink:actuate="onLoad"/><draw:image xlink:href="./ObjectReplacements/Object 23" xlink:type="simple" xlink:show="embed" xlink:actuate="onLoad"/></draw:frame><text:line-break/></text:p>
      <text:p text:style-name="P84">We found the number of edges in a hypercube by using the law of tuple capacity:<text:line-break/></text:p>
      <table:table table:name="Table6" table:style-name="Table6">
        <table:table-column table:style-name="Table6.A"/>
        <table:table-row>
          <table:table-cell table:style-name="Table6.A1" office:value-type="string">
            <text:p text:style-name="P105"><text:span text:style-name="T145">Tuple Capacity Rule</text:span></text:p>
          </table:table-cell>
        </table:table-row>
        <table:table-row>
          <table:table-cell table:style-name="Table6.A2" office:value-type="string">
            <text:p text:style-name="Table_20_Contents"><text:line-break/><draw:frame draw:style-name="fr1" draw:name="Object42" text:anchor-type="as-char" svg:y="-0.152in" svg:width="1.2161in" svg:height="0.2in" draw:z-index="42"><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98"><text:span text:style-name="T120"><text:line-break/></text:span></text:p>
      <text:h text:style-name="P110" text:outline-level="2"><text:span text:style-name="T130">6</text:span> – <text:span text:style-name="T95">Self Hosting</text:span> System</text:h>
      <text:p text:style-name="P24"/>
      <text:p text:style-name="P24">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24"/>
      <text:p text:style-name="P24"><draw:frame draw:style-name="fr1" draw:name="Object29" text:anchor-type="as-char" svg:y="-0.1752in" svg:width="1.7957in" svg:height="0.2272in" draw:z-index="8"><draw:object xlink:href="./Object 29" xlink:type="simple" xlink:show="embed" xlink:actuate="onLoad"/><draw:image xlink:href="./ObjectReplacements/Object 29" xlink:type="simple" xlink:show="embed" xlink:actuate="onLoad"/></draw:frame></text:p>
      <text:p text:style-name="P24"/>
      <text:p text:style-name="P25">To read back this information, it requires factorization of the number. If we had infinite binary memory, we could construct this data structure:</text:p>
      <text:p text:style-name="P25"/>
      <text:p text:style-name="P25"><draw:frame draw:style-name="fr1" draw:name="Object30" text:anchor-type="as-char" svg:y="-0.172in" svg:width="1.2201in" svg:height="0.2201in" draw:z-index="9"><draw:object xlink:href="./Object 30" xlink:type="simple" xlink:show="embed" xlink:actuate="onLoad"/><draw:image xlink:href="./ObjectReplacements/Object 30" xlink:type="simple" xlink:show="embed" xlink:actuate="onLoad"/></draw:frame></text:p>
      <text:p text:style-name="P25"/>
      <text:p text:style-name="P26">For each power of 'n', we could replace the current data structure with a new one that gives us infinitely more memory, but we must give up the data structure we have to replace it with a new one. <text:span text:style-name="T96">Because a such system is capable of replacing itself with a more advanced form, we call it “self hosting”.</text:span><text:span text:style-name="T61"><text:line-break/></text:span></text:p>
      <text:p text:style-name="P27"><text:span text:style-name="T98">The self hosted prime number system is not recursive, because it </text:span><text:span text:style-name="T99">does</text:span><text:span text:style-name="T98"> not address itself. </text:span><text:span text:style-name="T97">It is easy to mistake self hosting systems for recursive and vice versa.</text:span><text:span text:style-name="T61"> </text:span><text:span text:style-name="T92">An</text:span><text:span text:style-name="T62"> </text:span><text:span text:style-name="T97">example is a graph data structure that can address itself:</text:span></text:p>
      <text:p text:style-name="P40"/>
      <text:p text:style-name="P41"><text:span text:style-name="T61"><draw:frame draw:style-name="fr1" draw:name="Object10" text:anchor-type="as-char" svg:y="-0.152in" svg:width="0.9563in" svg:height="0.2008in" draw:z-index="37"><draw:object xlink:href="./Object 10" xlink:type="simple" xlink:show="embed" xlink:actuate="onLoad"/><draw:image xlink:href="./ObjectReplacements/Object 10" xlink:type="simple" xlink:show="embed" xlink:actuate="onLoad"/><svg:desc>formula</svg:desc></draw:frame></text:span><text:span text:style-name="T61"><text:line-break/><text:line-break/></text:span><text:span text:style-name="T97">This is not self hosting, but recursive. We can make it self hosting by encoding the whole graph as a number, </text:span><text:span text:style-name="T99">but we need to distinguish between numbers as nodes and numbers as hosting:</text:span></text:p>
      <text:p text:style-name="P85"/>
      <text:p text:style-name="P41"><text:span text:style-name="T97"><text:s/></text:span><text:span text:style-name="T97"><draw:frame draw:style-name="fr1" draw:name="Object39" text:anchor-type="as-char" svg:y="-0.152in" svg:width="1.9161in" svg:height="0.2134in" draw:z-index="38"><draw:object xlink:href="./Object 39" xlink:type="simple" xlink:show="embed" xlink:actuate="onLoad"/><draw:image xlink:href="./ObjectReplacements/Object 39" xlink:type="simple" xlink:show="embed" xlink:actuate="onLoad"/><svg:desc>formula</svg:desc></draw:frame></text:span><text:span text:style-name="T97"><text:line-break/><text:line-break/></text:span><text:span text:style-name="T98">Now the data structure becomes self hosting in addition to recursive. </text:span></text:p>
      <text:p text:style-name="P41"><text:span text:style-name="T98"/></text:p>
      <table:table table:name="Table7" table:style-name="Table7">
        <table:table-column table:style-name="Table7.A"/>
        <table:table-row>
          <table:table-cell table:style-name="Table7.A1" office:value-type="string">
            <text:p text:style-name="P106"><text:span text:style-name="T146">Self Hosting Rule</text:span></text:p>
          </table:table-cell>
        </table:table-row>
        <table:table-row>
          <table:table-cell table:style-name="Table7.A2" office:value-type="string">
            <text:p text:style-name="Table_20_Contents"/>
            <text:p text:style-name="Table_20_Contents"><draw:frame draw:style-name="fr2" draw:name="Object3" text:anchor-type="as-char" svg:y="-0.1484in" svg:width="0.6484in" svg:height="0.1839in" draw:z-index="43"><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41"><text:span text:style-name="T98"/></text:p>
      <text:h text:style-name="P110" text:outline-level="2"><text:span text:style-name="T130">7</text:span> - Factoring</text:h>
      <text:p text:style-name="P28"/>
      <text:p text:style-name="P28"><text:span text:style-name="T83">In a physics simulation, we</text:span> <text:span text:style-name="T12">have </text:span><text:span text:style-name="T55">a tuple describing the a </text:span><text:span text:style-name="T83">particle</text:span><text:span text:style-name="T55"> </text:span><text:span text:style-name="T59">type</text:span><text:span text:style-name="T55"> and its mass:</text:span></text:p>
      <text:p text:style-name="P28"/>
      <text:p text:style-name="P28"><draw:frame draw:style-name="fr1" draw:name="Object14" text:anchor-type="as-char" svg:y="-0.152in" svg:width="0.6799in" svg:height="0.2134in" draw:z-index="12"><draw:object xlink:href="./Object 14" xlink:type="simple" xlink:show="embed" xlink:actuate="onLoad"/><draw:image xlink:href="./ObjectReplacements/Object 14" xlink:type="simple" xlink:show="embed" xlink:actuate="onLoad"/></draw:frame><text:line-break/></text:p>
      <text:p text:style-name="P30"><text:span text:style-name="T55">A list of such tuples can be transformed into list</text:span><text:span text:style-name="T56">s</text:span><text:span text:style-name="T55"> per type of particle. </text:span><text:span text:style-name="T57">This process is called “factoring”. </text:span><text:span text:style-name="T58">We say we are “factoring out the particle type”:</text:span></text:p>
      <text:p text:style-name="P29"/>
      <text:p text:style-name="P29"><draw:frame draw:style-name="fr1" draw:name="Object16" text:anchor-type="as-char" svg:y="-0.152in" svg:width="1.939in" svg:height="0.2134in" draw:z-index="13"><draw:object xlink:href="./Object 16" xlink:type="simple" xlink:show="embed" xlink:actuate="onLoad"/><draw:image xlink:href="./ObjectReplacements/Object 16" xlink:type="simple" xlink:show="embed" xlink:actuate="onLoad"/></draw:frame><text:line-break/></text:p>
      <text:p text:style-name="P31">Why did we not factor out the mass? Because the addressing capacity of the particle information is much lower.<text:span text:style-name="T13"> If we factored out the mass, it would require many more lists.</text:span></text:p>
      <text:p text:style-name="P31"/>
      <table:table table:name="Table5" table:style-name="Table5">
        <table:table-column table:style-name="Table5.A"/>
        <table:table-row>
          <table:table-cell table:style-name="Table5.A1" office:value-type="string">
            <text:p text:style-name="P59">Factoring <text:span text:style-name="T60">Rule</text:span></text:p>
          </table:table-cell>
        </table:table-row>
        <table:table-row>
          <table:table-cell table:style-name="Table5.A2" office:value-type="string">
            <text:p text:style-name="P56"><text:line-break/><draw:frame draw:style-name="fr1" draw:name="Object31" text:anchor-type="as-char" svg:y="-0.152in" svg:width="3.1173in" svg:height="0.2008in" draw:z-index="14"><draw:object xlink:href="./Object 31" xlink:type="simple" xlink:show="embed" xlink:actuate="onLoad"/><draw:image xlink:href="./ObjectReplacements/Object 31" xlink:type="simple" xlink:show="embed" xlink:actuate="onLoad"/></draw:frame><text:line-break/></text:p>
          </table:table-cell>
        </table:table-row>
      </table:table>
      <text:p text:style-name="P31"/>
      <text:p text:style-name="P37"/>
      <text:h text:style-name="P109" text:outline-level="2"><text:span text:style-name="T130">8</text:span><text:span text:style-name="T41"> –</text:span><text:span text:style-name="T42"> </text:span><text:span text:style-name="T78">Tuple Addressing</text:span></text:h>
      <text:p text:style-name="P43"/>
      <text:p text:style-name="P44"><text:span text:style-name="T73">Assume that we have a</text:span><text:span text:style-name="T76"> </text:span><text:span text:style-name="T73">graph with edges, where the edges has 4 </text:span><text:span text:style-name="T127">possible</text:span><text:span text:style-name="T73"> values:</text:span></text:p>
      <text:p text:style-name="P86"/>
      <text:p text:style-name="P45"><text:span text:style-name="T73"><draw:frame draw:style-name="fr1" draw:name="Object32" text:anchor-type="as-char" svg:y="-0.1484in" svg:width="0.748in" svg:height="0.1929in" draw:z-index="29"><draw:object xlink:href="./Object 33" xlink:type="simple" xlink:show="embed" xlink:actuate="onLoad"/><draw:image xlink:href="./ObjectReplacements/Object 33" xlink:type="simple" xlink:show="embed" xlink:actuate="onLoad"/></draw:frame></text:span><text:span text:style-name="T73"><text:line-break/></text:span></text:p>
      <text:p text:style-name="P45"><text:span text:style-name="T75">W</text:span><text:span text:style-name="T70">e define a tuple that gives us direction, </text:span><text:span text:style-name="T80">that can be sorted if the graph is undirected</text:span><text:span text:style-name="T70">:</text:span></text:p>
      <text:p text:style-name="P87"/>
      <text:p text:style-name="P46"><text:span text:style-name="T69"><draw:frame draw:style-name="fr1" draw:name="Object12" text:anchor-type="as-char" svg:y="-0.152in" svg:width="1.0965in" svg:height="0.2126in" draw:z-index="23"><draw:object xlink:href="./Object 12" xlink:type="simple" xlink:show="embed" xlink:actuate="onLoad"/><draw:image xlink:href="./ObjectReplacements/Object 12" xlink:type="simple" xlink:show="embed" xlink:actuate="onLoad"/></draw:frame></text:span><text:span text:style-name="T68"><text:line-break/></text:span></text:p>
      <text:p text:style-name="P47"><text:span text:style-name="T71">We want to store direction consistently, </text:span><text:span text:style-name="T72">which means we need to store it together with edge data. </text:span><text:span text:style-name="T76">If we stored it per node then two nodes could disagree </text:span><text:span text:style-name="T77">about</text:span><text:span text:style-name="T76"> the direction.</text:span><text:span text:style-name="T72"> </text:span><text:span text:style-name="T74">We can factor out the value to save memory </text:span><text:span text:style-name="T78">for edge data</text:span><text:span text:style-name="T74">. </text:span><text:span text:style-name="T84">In the first case we only need a number to address the edge. In the second case we need a tuple:</text:span></text:p>
      <text:p text:style-name="P88"/>
      <text:p text:style-name="P48"><text:span text:style-name="T71"><draw:frame draw:style-name="fr1" draw:name="Object20" text:anchor-type="as-char" svg:y="-0.2339in" svg:width="1.7717in" svg:height="0.4335in" draw:z-index="24"><draw:object xlink:href="./Object 21" xlink:type="simple" xlink:show="embed" xlink:actuate="onLoad"/><draw:image xlink:href="./ObjectReplacements/Object 21" xlink:type="simple" xlink:show="embed" xlink:actuate="onLoad"/></draw:frame></text:span><text:span text:style-name="T71"><text:line-break/></text:span></text:p>
      <text:p text:style-name="P49"><text:span text:style-name="T79">We like to look up all edges connected to a node with O(1). </text:span><text:span text:style-name="T80">This requires the address of the edge to be duplicated twice, one for each end. </text:span><text:span text:style-name="T82">The tuple takes twice as much memory.</text:span><text:span text:style-name="T80"> </text:span><text:span text:style-name="T81">To reduce memory we can create a function that maps from the first kind of address to a tuple:</text:span></text:p>
      <text:p text:style-name="P89"/>
      <text:p text:style-name="P49"><text:span text:style-name="T81"><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81"><text:line-break/><text:line-break/></text:span><text:span text:style-name="T126">The complete data structure looks as following:</text:span></text:p>
      <text:p text:style-name="P90"/>
      <text:p text:style-name="P90"><draw:frame draw:style-name="fr1" draw:name="Object44" text:anchor-type="as-char" svg:y="-0.152in" svg:width="3.1717in" svg:height="0.2126in" draw:z-index="39"><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04"><text:span text:style-name="T144">Tuple </text:span><text:span text:style-name="T146">A</text:span><text:span text:style-name="T144">ddressing </text:span><text:span text:style-name="T146">Rule</text:span></text:p>
          </table:table-cell>
        </table:table-row>
        <table:table-row>
          <table:table-cell table:style-name="Table2.A2" office:value-type="string">
            <text:p text:style-name="Table_20_Contents"><text:line-break/><draw:frame draw:style-name="fr2" draw:name="Object2" text:anchor-type="as-char" svg:y="-0.152in" svg:width="1.2484in" svg:height="0.2126in" draw:z-index="41"><draw:object xlink:href="./Object 2" xlink:type="simple" xlink:show="embed" xlink:actuate="onLoad"/><draw:image xlink:href="./ObjectReplacements/Object 2" xlink:type="simple" xlink:show="embed" xlink:actuate="onLoad"/></draw:frame><text:line-break/></text:p>
          </table:table-cell>
        </table:table-row>
      </table:table>
      <text:p text:style-name="P90"/>
      <text:h text:style-name="P109" text:outline-level="2"><text:span text:style-name="T130">9</text:span><text:span text:style-name="T67"> – </text:span><text:span text:style-name="T91">Alternat</text:span><text:span text:style-name="T128">e</text:span><text:span text:style-name="T91"> Addressing</text:span></text:h>
      <text:p text:style-name="P91"/>
      <text:p text:style-name="P38"><text:span text:style-name="T64">One kind of directed graph is useful for modeling dependencies.</text:span><text:span text:style-name="T42"> In the picture below, </text:span><text:span text:style-name="T63">t</text:span><text:span text:style-name="T42">he “black” nodes require all of its dependencies to be fulfilled, while the “white</text:span><text:span text:style-name="T43">”</text:span><text:span text:style-name="T42"> nodes require only one of the dependencies to be fulfilled. </text:span><text:span text:style-name="T44">In programming the “black” nodes corresponds to algorithms and “white” nodes correspond</text:span><text:span text:style-name="T45">s</text:span><text:span text:style-name="T44"> to types.</text:span></text:p>
      <text:p text:style-name="P50"/>
      <text:p text:style-name="P51"><draw:g text:anchor-type="paragraph" draw:z-index="4" draw:style-name="gr1"><draw:line draw:style-name="gr2" draw:text-style-name="P113" svg:x1="1.0244in" svg:y1="0.4921in" svg:x2="1.3705in" svg:y2="0.9843in"><text:p/></draw:line><draw:line draw:style-name="gr3" draw:text-style-name="P113" svg:x1="1.0244in" svg:y1="0.4921in" svg:x2="1.0378in" svg:y2="0.9976in"><text:p/></draw:line><draw:line draw:style-name="gr4" draw:text-style-name="P113" svg:x1="1.0244in" svg:y1="0.4921in" svg:x2="0.7051in" svg:y2="0.9976in"><text:p/></draw:line><draw:line draw:style-name="gr5" draw:text-style-name="P113" svg:x1="0.3992in" svg:y1="0.4921in" svg:x2="0.7051in" svg:y2="0.9709in"><text:p/></draw:line><draw:line draw:style-name="gr6" draw:text-style-name="P113" svg:x1="0.3992in" svg:y1="0.4787in" svg:x2="0.3858in" svg:y2="0.9976in"><text:p/></draw:line><draw:line draw:style-name="gr7" draw:text-style-name="P113" svg:x1="0.3858in" svg:y1="0.4921in" svg:x2="0.0799in" svg:y2="0.9843in"><text:p/></draw:line><draw:line draw:style-name="gr8" draw:text-style-name="P113" svg:x1="0.7315in" svg:y1="0.0799in" svg:x2="1.0374in" svg:y2="0.4921in"><text:p/></draw:line><draw:line draw:style-name="gr9" draw:text-style-name="P113" svg:x1="0.7185in" svg:y1="0.0799in" svg:x2="0.3992in" svg:y2="0.4791in"><text:p/></draw:line><draw:custom-shape draw:style-name="gr10" draw:text-style-name="P113"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3"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3"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3"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3"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13"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3"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13"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51"><text:span text:style-name="T85">Assuming that we only need to know which nodes each node depends on, not which nodes depends on the node, we can use the </text:span><text:span text:style-name="T87">two </text:span><text:span text:style-name="T85">following data structure</text:span><text:span text:style-name="T87">s</text:span><text:span text:style-name="T85">:</text:span></text:p>
      <text:p text:style-name="P51"><text:line-break/><draw:frame draw:style-name="fr1" draw:name="Object28" text:anchor-type="as-char" svg:y="-0.2339in" svg:width="2.0102in" svg:height="0.4339in" draw:z-index="26"><draw:object xlink:href="./Object 32" xlink:type="simple" xlink:show="embed" xlink:actuate="onLoad"/><draw:image xlink:href="./ObjectReplacements/Object 32" xlink:type="simple" xlink:show="embed" xlink:actuate="onLoad"/></draw:frame><text:line-break/><text:line-break/><text:span text:style-name="T86">This can be </text:span><text:span text:style-name="T87">factored out and joined</text:span><text:span text:style-name="T86">, by reversing the annotation of the address:</text:span></text:p>
      <text:p text:style-name="P92"/>
      <text:p text:style-name="P51"><text:span text:style-name="T86"><draw:frame draw:style-name="fr1" draw:name="Object34" text:anchor-type="as-char" svg:y="-0.152in" svg:width="2.8846in" svg:height="0.2217in" draw:z-index="27"><draw:object xlink:href="./Object 34" xlink:type="simple" xlink:show="embed" xlink:actuate="onLoad"/><draw:image xlink:href="./ObjectReplacements/Object 34" xlink:type="simple" xlink:show="embed" xlink:actuate="onLoad"/></draw:frame></text:span><text:span text:style-name="T86"><text:line-break/><text:line-break/></text:span><text:span text:style-name="T88">Since we will be storing one list for white and one list for black, it falls naturally to write:</text:span></text:p>
      <text:p text:style-name="P93"/>
      <text:p text:style-name="P93"><draw:frame draw:style-name="fr1" draw:name="Object38" text:anchor-type="as-char" svg:y="-0.152in" svg:width="2.648in" svg:height="0.222in" draw:z-index="28"><draw:object xlink:href="./Object 38" xlink:type="simple" xlink:show="embed" xlink:actuate="onLoad"/><draw:image xlink:href="./ObjectReplacements/Object 38" xlink:type="simple" xlink:show="embed" xlink:actuate="onLoad"/><svg:desc>formula</svg:desc></draw:frame></text:p>
      <text:p text:style-name="P93"/>
      <text:p text:style-name="P52"><text:span text:style-name="T89">A tuple on the left side of a linear system means we store the thing encoded in the list for each system in the tuple. </text:span><text:span text:style-name="T90">This is called “alternat</text:span><text:span text:style-name="T128">e</text:span><text:span text:style-name="T90"> addressing”.</text:span></text:p>
      <text:p text:style-name="P94"/>
      <table:table table:name="Table1" table:style-name="Table1">
        <table:table-column table:style-name="Table1.A"/>
        <table:table-row>
          <table:table-cell table:style-name="Table1.A1" office:value-type="string">
            <text:p text:style-name="P104"><text:span text:style-name="T144">Alternate </text:span><text:span text:style-name="T147">A</text:span><text:span text:style-name="T144">ddressing </text:span><text:span text:style-name="T147">Rule</text:span></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40"><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94"/>
      <text:p text:style-name="P52"><text:span text:style-name="T90"/></text:p>
      <text:h text:style-name="P109" text:outline-level="2"><text:span text:style-name="T148">10 – </text:span><text:span text:style-name="T150">Edge Cases</text:span></text:h>
      <text:p text:style-name="P96"><text:span text:style-name="T148"/></text:p>
      <text:p text:style-name="P97"><text:span text:style-name="T151">A union that does not contain 'X' but no other system is equal to a null system:</text:span></text:p>
      <text:p text:style-name="P96"><text:span text:style-name="T148"/></text:p>
      <text:p text:style-name="P96"><text:span text:style-name="T149"><draw:frame draw:style-name="fr2" draw:name="Object46" text:anchor-type="as-char" svg:y="-0.152in" svg:width="0.711in" svg:height="0.2in" draw:z-index="44"><draw:object xlink:href="./Object 46" xlink:type="simple" xlink:show="embed" xlink:actuate="onLoad"/><draw:image xlink:href="./ObjectReplacements/Object 46" xlink:type="simple" xlink:show="embed" xlink:actuate="onLoad"/></draw:frame></text:span><text:span text:style-name="T149"><text:line-break/><text:line-break/></text:span><text:span text:style-name="T153">The negation operator on a tuple with two elements can be used as a swap operator </text:span><text:span text:style-name="T154">that satisfy Boolean algebra </text:span><text:span text:style-name="T155">within a union.</text:span><text:span text:style-name="T154"> </text:span><text:span text:style-name="T155">This can be used to create systems that store directional information:</text:span></text:p>
      <text:p text:style-name="P96"><text:span text:style-name="T153"/></text:p>
      <text:p text:style-name="P96"><text:span text:style-name="T153"><draw:frame draw:style-name="fr2" draw:name="Object48" text:anchor-type="as-char" svg:y="-0.228in" svg:width="1.4543in" svg:height="0.4075in" draw:z-index="47"><draw:object xlink:href="./Object 48" xlink:type="simple" xlink:show="embed" xlink:actuate="onLoad"/><draw:image xlink:href="./ObjectReplacements/Object 48" xlink:type="simple" xlink:show="embed" xlink:actuate="onLoad"/></draw:frame></text:span><text:span text:style-name="T153"><text:line-break/><text:line-break/></text:span><text:span text:style-name="T156">Some system encoded into a function can be interpreted as executing it with the system as argument:</text:span></text:p>
      <text:p text:style-name="P96"><text:span text:style-name="T156"/></text:p>
      <text:p text:style-name="P96"><text:span text:style-name="T156"><draw:frame draw:style-name="fr2" draw:name="Object19" text:anchor-type="as-char" svg:y="-0.228in" svg:width="1.198in" svg:height="0.4075in" draw:z-index="48"><draw:object xlink:href="./Object 19" xlink:type="simple" xlink:show="embed" xlink:actuate="onLoad"/><draw:image xlink:href="./ObjectReplacements/Object 19" xlink:type="simple" xlink:show="embed" xlink:actuate="onLoad"/></draw:frame></text:span><text:span text:style-name="T156"><text:line-break/><text:line-break/></text:span><text:span text:style-name="T157">A system 'Y' encoded into a system 'X' with no interpretation can be equal to the null system:</text:span></text:p>
      <text:p text:style-name="P96"><text:span text:style-name="T157"/></text:p>
      <text:p text:style-name="P96"><text:span text:style-name="T157"><draw:frame draw:style-name="fr2" draw:name="Object49" text:anchor-type="as-char" svg:y="-0.152in" svg:width="0.6819in" svg:height="0.2in" draw:z-index="49"><draw:object xlink:href="./Object 49" xlink:type="simple" xlink:show="embed" xlink:actuate="onLoad"/><draw:image xlink:href="./ObjectReplacements/Object 49" xlink:type="simple" xlink:show="embed" xlink:actuate="onLoad"/></draw:frame></text:span><text:span text:style-name="T157"><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08T04:12:23</dc:date>
    <meta:editing-duration>PT18H24M48S</meta:editing-duration>
    <meta:editing-cycles>369</meta:editing-cycles>
    <meta:generator>LibreOffice/3.6$Linux_X86_64 LibreOffice_project/360m1$Build-2</meta:generator>
    <meta:document-statistic meta:table-count="7" meta:image-count="0" meta:object-count="49" meta:page-count="11" meta:paragraph-count="142" meta:word-count="1851" meta:character-count="10493" meta:non-whitespace-character-count="8642"/>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